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507816666667" calcext:value-type="float">
            <text:p>2.25508</text:p>
          </table:table-cell>
          <table:table-cell office:value-type="float" office:value="2.40468066666667" calcext:value-type="float">
            <text:p>2.40468</text:p>
          </table:table-cell>
          <table:table-cell office:value-type="float" office:value="3.751006" calcext:value-type="float">
            <text:p>3.7510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247458333333" calcext:value-type="float">
            <text:p>2.27247</text:p>
          </table:table-cell>
          <table:table-cell office:value-type="float" office:value="2.40188583333333" calcext:value-type="float">
            <text:p>2.40189</text:p>
          </table:table-cell>
          <table:table-cell office:value-type="float" office:value="3.834296" calcext:value-type="float">
            <text:p>3.834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0754" calcext:value-type="float">
            <text:p>2.22075</text:p>
          </table:table-cell>
          <table:table-cell office:value-type="float" office:value="2.35161566666667" calcext:value-type="float">
            <text:p>2.35162</text:p>
          </table:table-cell>
          <table:table-cell office:value-type="float" office:value="3.773777" calcext:value-type="float">
            <text:p>3.7737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1141591666667" calcext:value-type="float">
            <text:p>2.21142</text:p>
          </table:table-cell>
          <table:table-cell office:value-type="float" office:value="2.348613" calcext:value-type="float">
            <text:p>2.34861</text:p>
          </table:table-cell>
          <table:table-cell office:value-type="float" office:value="3.426038" calcext:value-type="float">
            <text:p>3.4260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2332" calcext:value-type="float">
            <text:p>2.23233</text:p>
          </table:table-cell>
          <table:table-cell office:value-type="float" office:value="2.34078116666667" calcext:value-type="float">
            <text:p>2.34078</text:p>
          </table:table-cell>
          <table:table-cell office:value-type="float" office:value="3.620906" calcext:value-type="float">
            <text:p>3.6209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661616666667" calcext:value-type="float">
            <text:p>2.22662</text:p>
          </table:table-cell>
          <table:table-cell office:value-type="float" office:value="2.33121033333333" calcext:value-type="float">
            <text:p>2.33121</text:p>
          </table:table-cell>
          <table:table-cell office:value-type="float" office:value="3.687408" calcext:value-type="float">
            <text:p>3.6874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609266666667" calcext:value-type="float">
            <text:p>2.26609</text:p>
          </table:table-cell>
          <table:table-cell office:value-type="float" office:value="2.32534266666667" calcext:value-type="float">
            <text:p>2.32534</text:p>
          </table:table-cell>
          <table:table-cell office:value-type="float" office:value="3.709603" calcext:value-type="float">
            <text:p>3.709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47385" calcext:value-type="float">
            <text:p>2.21474</text:p>
          </table:table-cell>
          <table:table-cell office:value-type="float" office:value="2.3158985" calcext:value-type="float">
            <text:p>2.3159</text:p>
          </table:table-cell>
          <table:table-cell office:value-type="float" office:value="3.309525" calcext:value-type="float">
            <text:p>3.3095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339216666667" calcext:value-type="float">
            <text:p>2.21339</text:p>
          </table:table-cell>
          <table:table-cell office:value-type="float" office:value="2.3116005" calcext:value-type="float">
            <text:p>2.3116</text:p>
          </table:table-cell>
          <table:table-cell office:value-type="float" office:value="3.447791" calcext:value-type="float">
            <text:p>3.4477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8051858333333" calcext:value-type="float">
            <text:p>2.18052</text:p>
          </table:table-cell>
          <table:table-cell office:value-type="float" office:value="2.30916066666667" calcext:value-type="float">
            <text:p>2.30916</text:p>
          </table:table-cell>
          <table:table-cell office:value-type="float" office:value="2.962983" calcext:value-type="float">
            <text:p>2.9629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007308333333" calcext:value-type="float">
            <text:p>2.30007</text:p>
          </table:table-cell>
          <table:table-cell office:value-type="float" office:value="2.41670766666667" calcext:value-type="float">
            <text:p>2.41671</text:p>
          </table:table-cell>
          <table:table-cell office:value-type="float" office:value="4.352223" calcext:value-type="float">
            <text:p>4.3522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824466666667" calcext:value-type="float">
            <text:p>2.20824</text:p>
          </table:table-cell>
          <table:table-cell office:value-type="float" office:value="2.28874091666667" calcext:value-type="float">
            <text:p>2.28874</text:p>
          </table:table-cell>
          <table:table-cell office:value-type="float" office:value="2.969659" calcext:value-type="float">
            <text:p>2.9696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8790275" calcext:value-type="float">
            <text:p>2.2879</text:p>
          </table:table-cell>
          <table:table-cell office:value-type="float" office:value="2.27944358333333" calcext:value-type="float">
            <text:p>2.27944</text:p>
          </table:table-cell>
          <table:table-cell office:value-type="float" office:value="3.67684" calcext:value-type="float">
            <text:p>3.6768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3683" calcext:value-type="float">
            <text:p>2.21368</text:p>
          </table:table-cell>
          <table:table-cell office:value-type="float" office:value="2.28485008333333" calcext:value-type="float">
            <text:p>2.28485</text:p>
          </table:table-cell>
          <table:table-cell office:value-type="float" office:value="3.536563" calcext:value-type="float">
            <text:p>3.5365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27839116666667" calcext:value-type="float">
            <text:p>2.27839</text:p>
          </table:table-cell>
          <table:table-cell office:value-type="float" office:value="2.32066866666667" calcext:value-type="float">
            <text:p>2.32067</text:p>
          </table:table-cell>
          <table:table-cell office:value-type="float" office:value="3.991675" calcext:value-type="float">
            <text:p>3.9916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526866666667" calcext:value-type="float">
            <text:p>2.19527</text:p>
          </table:table-cell>
          <table:table-cell office:value-type="float" office:value="2.27388616666667" calcext:value-type="float">
            <text:p>2.27389</text:p>
          </table:table-cell>
          <table:table-cell office:value-type="float" office:value="3.241033" calcext:value-type="float">
            <text:p>3.2410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7161891666667" calcext:value-type="float">
            <text:p>2.27162</text:p>
          </table:table-cell>
          <table:table-cell office:value-type="float" office:value="2.42191725" calcext:value-type="float">
            <text:p>2.42192</text:p>
          </table:table-cell>
          <table:table-cell office:value-type="float" office:value="4.020818" calcext:value-type="float">
            <text:p>4.0208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004508333333" calcext:value-type="float">
            <text:p>2.27005</text:p>
          </table:table-cell>
          <table:table-cell office:value-type="float" office:value="2.27553091666667" calcext:value-type="float">
            <text:p>2.27553</text:p>
          </table:table-cell>
          <table:table-cell office:value-type="float" office:value="3.518556" calcext:value-type="float">
            <text:p>3.5185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496775" calcext:value-type="float">
            <text:p>2.25497</text:p>
          </table:table-cell>
          <table:table-cell office:value-type="float" office:value="2.36848275" calcext:value-type="float">
            <text:p>2.36848</text:p>
          </table:table-cell>
          <table:table-cell office:value-type="float" office:value="3.437913" calcext:value-type="float">
            <text:p>3.4379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275583333333" calcext:value-type="float">
            <text:p>2.25276</text:p>
          </table:table-cell>
          <table:table-cell office:value-type="float" office:value="2.28216041666667" calcext:value-type="float">
            <text:p>2.28216</text:p>
          </table:table-cell>
          <table:table-cell office:value-type="float" office:value="3.628581" calcext:value-type="float">
            <text:p>3.6285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946575" calcext:value-type="float">
            <text:p>2.24947</text:p>
          </table:table-cell>
          <table:table-cell office:value-type="float" office:value="2.38929908333333" calcext:value-type="float">
            <text:p>2.3893</text:p>
          </table:table-cell>
          <table:table-cell office:value-type="float" office:value="4.542391" calcext:value-type="float">
            <text:p>4.5423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861525" calcext:value-type="float">
            <text:p>2.24862</text:p>
          </table:table-cell>
          <table:table-cell office:value-type="float" office:value="2.40357816666667" calcext:value-type="float">
            <text:p>2.40358</text:p>
          </table:table-cell>
          <table:table-cell office:value-type="float" office:value="4.235822" calcext:value-type="float">
            <text:p>4.2358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4747075" calcext:value-type="float">
            <text:p>2.24747</text:p>
          </table:table-cell>
          <table:table-cell office:value-type="float" office:value="2.32192658333333" calcext:value-type="float">
            <text:p>2.32193</text:p>
          </table:table-cell>
          <table:table-cell office:value-type="float" office:value="3.990922" calcext:value-type="float">
            <text:p>3.9909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824516666667" calcext:value-type="float">
            <text:p>2.20825</text:p>
          </table:table-cell>
          <table:table-cell office:value-type="float" office:value="2.2444485" calcext:value-type="float">
            <text:p>2.24445</text:p>
          </table:table-cell>
          <table:table-cell office:value-type="float" office:value="3.396182" calcext:value-type="float">
            <text:p>3.3961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9678" calcext:value-type="float">
            <text:p>2.23968</text:p>
          </table:table-cell>
          <table:table-cell office:value-type="float" office:value="2.2416305" calcext:value-type="float">
            <text:p>2.24163</text:p>
          </table:table-cell>
          <table:table-cell office:value-type="float" office:value="3.304506" calcext:value-type="float">
            <text:p>3.3045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714525" calcext:value-type="float">
            <text:p>2.23715</text:p>
          </table:table-cell>
          <table:table-cell office:value-type="float" office:value="2.34103066666667" calcext:value-type="float">
            <text:p>2.34103</text:p>
          </table:table-cell>
          <table:table-cell office:value-type="float" office:value="3.590546" calcext:value-type="float">
            <text:p>3.5905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666258333333" calcext:value-type="float">
            <text:p>2.23666</text:p>
          </table:table-cell>
          <table:table-cell office:value-type="float" office:value="2.37226841666667" calcext:value-type="float">
            <text:p>2.37227</text:p>
          </table:table-cell>
          <table:table-cell office:value-type="float" office:value="4.290375" calcext:value-type="float">
            <text:p>4.2903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237675" calcext:value-type="float">
            <text:p>2.23238</text:p>
          </table:table-cell>
          <table:table-cell office:value-type="float" office:value="2.3156705" calcext:value-type="float">
            <text:p>2.31567</text:p>
          </table:table-cell>
          <table:table-cell office:value-type="float" office:value="3.728544" calcext:value-type="float">
            <text:p>3.7285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821725" calcext:value-type="float">
            <text:p>2.22822</text:p>
          </table:table-cell>
          <table:table-cell office:value-type="float" office:value="2.26800975" calcext:value-type="float">
            <text:p>2.26801</text:p>
          </table:table-cell>
          <table:table-cell office:value-type="float" office:value="3.144693" calcext:value-type="float">
            <text:p>3.1446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796583333333" calcext:value-type="float">
            <text:p>2.22797</text:p>
          </table:table-cell>
          <table:table-cell office:value-type="float" office:value="2.1958675" calcext:value-type="float">
            <text:p>2.19587</text:p>
          </table:table-cell>
          <table:table-cell office:value-type="float" office:value="3.047563" calcext:value-type="float">
            <text:p>3.0475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757466666667" calcext:value-type="float">
            <text:p>2.22757</text:p>
          </table:table-cell>
          <table:table-cell office:value-type="float" office:value="2.33042425" calcext:value-type="float">
            <text:p>2.33042</text:p>
          </table:table-cell>
          <table:table-cell office:value-type="float" office:value="3.445865" calcext:value-type="float">
            <text:p>3.4458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22574241666667" calcext:value-type="float">
            <text:p>2.22574</text:p>
          </table:table-cell>
          <table:table-cell office:value-type="float" office:value="2.2893795" calcext:value-type="float">
            <text:p>2.28938</text:p>
          </table:table-cell>
          <table:table-cell office:value-type="float" office:value="3.100973" calcext:value-type="float">
            <text:p>3.1009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382066666667" calcext:value-type="float">
            <text:p>2.22382</text:p>
          </table:table-cell>
          <table:table-cell office:value-type="float" office:value="2.21890566666667" calcext:value-type="float">
            <text:p>2.21891</text:p>
          </table:table-cell>
          <table:table-cell office:value-type="float" office:value="3.02458" calcext:value-type="float">
            <text:p>3.0245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1824883333333" calcext:value-type="float">
            <text:p>2.21825</text:p>
          </table:table-cell>
          <table:table-cell office:value-type="float" office:value="2.23545008333333" calcext:value-type="float">
            <text:p>2.23545</text:p>
          </table:table-cell>
          <table:table-cell office:value-type="float" office:value="3.485207" calcext:value-type="float">
            <text:p>3.4852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089575" calcext:value-type="float">
            <text:p>2.2109</text:p>
          </table:table-cell>
          <table:table-cell office:value-type="float" office:value="2.253862" calcext:value-type="float">
            <text:p>2.25386</text:p>
          </table:table-cell>
          <table:table-cell office:value-type="float" office:value="2.813109" calcext:value-type="float">
            <text:p>2.8131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018075" calcext:value-type="float">
            <text:p>2.21018</text:p>
          </table:table-cell>
          <table:table-cell office:value-type="float" office:value="2.3014445" calcext:value-type="float">
            <text:p>2.30144</text:p>
          </table:table-cell>
          <table:table-cell office:value-type="float" office:value="3.488262" calcext:value-type="float">
            <text:p>3.4882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1001791666667" calcext:value-type="float">
            <text:p>2.21002</text:p>
          </table:table-cell>
          <table:table-cell office:value-type="float" office:value="2.32530541666667" calcext:value-type="float">
            <text:p>2.32531</text:p>
          </table:table-cell>
          <table:table-cell office:value-type="float" office:value="3.443989" calcext:value-type="float">
            <text:p>3.4439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8662" calcext:value-type="float">
            <text:p>2.20866</text:p>
          </table:table-cell>
          <table:table-cell office:value-type="float" office:value="2.348532" calcext:value-type="float">
            <text:p>2.34853</text:p>
          </table:table-cell>
          <table:table-cell office:value-type="float" office:value="3.659094" calcext:value-type="float">
            <text:p>3.6590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20621358333333" calcext:value-type="float">
            <text:p>2.20621</text:p>
          </table:table-cell>
          <table:table-cell office:value-type="float" office:value="2.13859525" calcext:value-type="float">
            <text:p>2.1386</text:p>
          </table:table-cell>
          <table:table-cell office:value-type="float" office:value="2.561989" calcext:value-type="float">
            <text:p>2.5619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078575" calcext:value-type="float">
            <text:p>2.20079</text:p>
          </table:table-cell>
          <table:table-cell office:value-type="float" office:value="2.22737616666667" calcext:value-type="float">
            <text:p>2.22738</text:p>
          </table:table-cell>
          <table:table-cell office:value-type="float" office:value="2.692292" calcext:value-type="float">
            <text:p>2.6922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985208333333" calcext:value-type="float">
            <text:p>2.19985</text:p>
          </table:table-cell>
          <table:table-cell office:value-type="float" office:value="2.3496775" calcext:value-type="float">
            <text:p>2.34968</text:p>
          </table:table-cell>
          <table:table-cell office:value-type="float" office:value="3.425047" calcext:value-type="float">
            <text:p>3.4250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885733333333" calcext:value-type="float">
            <text:p>2.19886</text:p>
          </table:table-cell>
          <table:table-cell office:value-type="float" office:value="2.30259775" calcext:value-type="float">
            <text:p>2.3026</text:p>
          </table:table-cell>
          <table:table-cell office:value-type="float" office:value="3.119242" calcext:value-type="float">
            <text:p>3.1192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643516666667" calcext:value-type="float">
            <text:p>2.19644</text:p>
          </table:table-cell>
          <table:table-cell office:value-type="float" office:value="2.32482266666667" calcext:value-type="float">
            <text:p>2.32482</text:p>
          </table:table-cell>
          <table:table-cell office:value-type="float" office:value="3.11911" calcext:value-type="float">
            <text:p>3.1191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4923" calcext:value-type="float">
            <text:p>2.19492</text:p>
          </table:table-cell>
          <table:table-cell office:value-type="float" office:value="2.14649258333333" calcext:value-type="float">
            <text:p>2.14649</text:p>
          </table:table-cell>
          <table:table-cell office:value-type="float" office:value="3.107683" calcext:value-type="float">
            <text:p>3.1076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472233333333" calcext:value-type="float">
            <text:p>2.19472</text:p>
          </table:table-cell>
          <table:table-cell office:value-type="float" office:value="2.19265691666667" calcext:value-type="float">
            <text:p>2.19266</text:p>
          </table:table-cell>
          <table:table-cell office:value-type="float" office:value="3.320136" calcext:value-type="float">
            <text:p>3.3201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462133333333" calcext:value-type="float">
            <text:p>2.19462</text:p>
          </table:table-cell>
          <table:table-cell office:value-type="float" office:value="2.21357091666667" calcext:value-type="float">
            <text:p>2.21357</text:p>
          </table:table-cell>
          <table:table-cell office:value-type="float" office:value="2.959872" calcext:value-type="float">
            <text:p>2.9598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34425" calcext:value-type="float">
            <text:p>2.19344</text:p>
          </table:table-cell>
          <table:table-cell office:value-type="float" office:value="2.193175" calcext:value-type="float">
            <text:p>2.19318</text:p>
          </table:table-cell>
          <table:table-cell office:value-type="float" office:value="3.001236" calcext:value-type="float">
            <text:p>3.0012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239883333333" calcext:value-type="float">
            <text:p>2.1924</text:p>
          </table:table-cell>
          <table:table-cell office:value-type="float" office:value="2.16508091666667" calcext:value-type="float">
            <text:p>2.16508</text:p>
          </table:table-cell>
          <table:table-cell office:value-type="float" office:value="3.122493" calcext:value-type="float">
            <text:p>3.1224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18181633333333" calcext:value-type="float">
            <text:p>2.18182</text:p>
          </table:table-cell>
          <table:table-cell office:value-type="float" office:value="2.18404883333333" calcext:value-type="float">
            <text:p>2.18405</text:p>
          </table:table-cell>
          <table:table-cell office:value-type="float" office:value="3.076787" calcext:value-type="float">
            <text:p>3.0767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0031" calcext:value-type="float">
            <text:p>2.18003</text:p>
          </table:table-cell>
          <table:table-cell office:value-type="float" office:value="2.26700558333333" calcext:value-type="float">
            <text:p>2.26701</text:p>
          </table:table-cell>
          <table:table-cell office:value-type="float" office:value="3.038431" calcext:value-type="float">
            <text:p>3.0384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749816666667" calcext:value-type="float">
            <text:p>2.1775</text:p>
          </table:table-cell>
          <table:table-cell office:value-type="float" office:value="2.2405315" calcext:value-type="float">
            <text:p>2.24053</text:p>
          </table:table-cell>
          <table:table-cell office:value-type="float" office:value="3.404945" calcext:value-type="float">
            <text:p>3.4049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615283333333" calcext:value-type="float">
            <text:p>2.17615</text:p>
          </table:table-cell>
          <table:table-cell office:value-type="float" office:value="2.1693395" calcext:value-type="float">
            <text:p>2.16934</text:p>
          </table:table-cell>
          <table:table-cell office:value-type="float" office:value="2.760379" calcext:value-type="float">
            <text:p>2.7603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69591" calcext:value-type="float">
            <text:p>2.16959</text:p>
          </table:table-cell>
          <table:table-cell office:value-type="float" office:value="2.146001" calcext:value-type="float">
            <text:p>2.146</text:p>
          </table:table-cell>
          <table:table-cell office:value-type="float" office:value="3.05169" calcext:value-type="float">
            <text:p>3.0516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592041666667" calcext:value-type="float">
            <text:p>2.16592</text:p>
          </table:table-cell>
          <table:table-cell office:value-type="float" office:value="2.32695916666667" calcext:value-type="float">
            <text:p>2.32696</text:p>
          </table:table-cell>
          <table:table-cell office:value-type="float" office:value="3.434572" calcext:value-type="float">
            <text:p>3.4345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5954841666667" calcext:value-type="float">
            <text:p>2.15955</text:p>
          </table:table-cell>
          <table:table-cell office:value-type="float" office:value="2.20790716666667" calcext:value-type="float">
            <text:p>2.20791</text:p>
          </table:table-cell>
          <table:table-cell office:value-type="float" office:value="2.973517" calcext:value-type="float">
            <text:p>2.9735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5932025" calcext:value-type="float">
            <text:p>2.15932</text:p>
          </table:table-cell>
          <table:table-cell office:value-type="float" office:value="2.15959983333333" calcext:value-type="float">
            <text:p>2.1596</text:p>
          </table:table-cell>
          <table:table-cell office:value-type="float" office:value="2.769427" calcext:value-type="float">
            <text:p>2.7694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4540158333333" calcext:value-type="float">
            <text:p>2.1454</text:p>
          </table:table-cell>
          <table:table-cell office:value-type="float" office:value="2.1538995" calcext:value-type="float">
            <text:p>2.1539</text:p>
          </table:table-cell>
          <table:table-cell office:value-type="float" office:value="2.45185" calcext:value-type="float">
            <text:p>2.4518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0678458333333" calcext:value-type="float">
            <text:p>2.10678</text:p>
          </table:table-cell>
          <table:table-cell office:value-type="float" office:value="2.1381525" calcext:value-type="float">
            <text:p>2.13815</text:p>
          </table:table-cell>
          <table:table-cell office:value-type="float" office:value="2.457058" calcext:value-type="float">
            <text:p>2.4570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2371641666667" calcext:value-type="float">
            <text:p>2.12372</text:p>
          </table:table-cell>
          <table:table-cell office:value-type="float" office:value="2.28085058333333" calcext:value-type="float">
            <text:p>2.28085</text:p>
          </table:table-cell>
          <table:table-cell office:value-type="float" office:value="2.966562" calcext:value-type="float">
            <text:p>2.9665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1032633333333" calcext:value-type="float">
            <text:p>2.11033</text:p>
          </table:table-cell>
          <table:table-cell office:value-type="float" office:value="2.13741383333333" calcext:value-type="float">
            <text:p>2.13741</text:p>
          </table:table-cell>
          <table:table-cell office:value-type="float" office:value="2.454299" calcext:value-type="float">
            <text:p>2.454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SUM([.A1:.A5])" office:value-type="float" office:value="1" calcext:value-type="float">
            <text:p>1</text:p>
          </table:table-cell>
          <table:table-cell table:formula="of:=SUM([.B1:.B5])" office:value-type="float" office:value="2" calcext:value-type="float">
            <text:p>2</text:p>
          </table:table-cell>
          <table:table-cell table:formula="of:=SUM([.C1:.C5])" office:value-type="float" office:value="2" calcext:value-type="float">
            <text:p>2</text:p>
          </table:table-cell>
          <table:table-cell table:formula="of:=SUM([.D1:.D5])" office:value-type="float" office:value="3" calcext:value-type="float">
            <text:p>3</text:p>
          </table:table-cell>
          <table:table-cell table:formula="of:=SUM([.E1:.E5])" office:value-type="float" office:value="3" calcext:value-type="float">
            <text:p>3</text:p>
          </table:table-cell>
          <table:table-cell table:formula="of:=SUM([.F1:.F5])" office:value-type="float" office:value="5" calcext:value-type="float">
            <text:p>5</text:p>
          </table:table-cell>
          <table:table-cell table:formula="of:=SUM([.G1:.G5])" office:value-type="float" office:value="2" calcext:value-type="float">
            <text:p>2</text:p>
          </table:table-cell>
          <table:table-cell table:formula="of:=SUM([.H1:.H5])" office:value-type="float" office:value="2" calcext:value-type="float">
            <text:p>2</text:p>
          </table:table-cell>
          <table:table-cell table:formula="of:=SUM([.I1:.I5])" office:value-type="float" office:value="3" calcext:value-type="float">
            <text:p>3</text:p>
          </table:table-cell>
          <table:table-cell table:formula="of:=SUM([.J1:.J5])" office:value-type="float" office:value="2" calcext:value-type="float">
            <text:p>2</text:p>
          </table:table-cell>
          <table:table-cell table:formula="of:=SUM([.K1:.K5])" office:value-type="float" office:value="2" calcext:value-type="float">
            <text:p>2</text:p>
          </table:table-cell>
          <table:table-cell table:formula="of:=SUM([.L1:.L5])" office:value-type="float" office:value="1" calcext:value-type="float">
            <text:p>1</text:p>
          </table:table-cell>
          <table:table-cell table:formula="of:=SUM([.M1:.M5])" office:value-type="float" office:value="2" calcext:value-type="float">
            <text:p>2</text:p>
          </table:table-cell>
          <table:table-cell table:formula="of:=SUM([.N1:.N5])" office:value-type="float" office:value="4" calcext:value-type="float">
            <text:p>4</text:p>
          </table:table-cell>
          <table:table-cell table:formula="of:=SUM([.O1:.O5])" office:value-type="float" office:value="4" calcext:value-type="float">
            <text:p>4</text:p>
          </table:table-cell>
          <table:table-cell table:formula="of:=SUM([.P1:.P5])" office:value-type="float" office:value="3" calcext:value-type="float">
            <text:p>3</text:p>
          </table:table-cell>
          <table:table-cell table:formula="of:=SUM([.Q1:.Q5])" office:value-type="float" office:value="1" calcext:value-type="float">
            <text:p>1</text:p>
          </table:table-cell>
          <table:table-cell table:formula="of:=SUM([.R1:.R5])" office:value-type="float" office:value="2" calcext:value-type="float">
            <text:p>2</text:p>
          </table:table-cell>
          <table:table-cell table:formula="of:=SUM([.S1:.S5])" office:value-type="float" office:value="2" calcext:value-type="float">
            <text:p>2</text:p>
          </table:table-cell>
          <table:table-cell table:formula="of:=SUM([.T1:.T5])" office:value-type="float" office:value="3" calcext:value-type="float">
            <text:p>3</text:p>
          </table:table-cell>
          <table:table-cell table:formula="of:=SUM([.U1:.U5])" office:value-type="float" office:value="4" calcext:value-type="float">
            <text:p>4</text:p>
          </table:table-cell>
          <table:table-cell table:formula="of:=SUM([.V1:.V5])" office:value-type="float" office:value="3" calcext:value-type="float">
            <text:p>3</text:p>
          </table:table-cell>
          <table:table-cell table:formula="of:=SUM([.W1:.W5])" office:value-type="float" office:value="2" calcext:value-type="float">
            <text:p>2</text:p>
          </table:table-cell>
          <table:table-cell table:formula="of:=SUM([.X1:.X5])" office:value-type="float" office:value="3" calcext:value-type="float">
            <text:p>3</text:p>
          </table:table-cell>
          <table:table-cell table:formula="of:=SUM([.Y1:.Y5])" office:value-type="float" office:value="2" calcext:value-type="float">
            <text:p>2</text:p>
          </table:table-cell>
          <table:table-cell table:formula="of:=SUM([.Z1:.Z5])" office:value-type="float" office:value="3" calcext:value-type="float">
            <text:p>3</text:p>
          </table:table-cell>
          <table:table-cell table:formula="of:=SUM([.AA1:.AA5])" office:value-type="float" office:value="3" calcext:value-type="float">
            <text:p>3</text:p>
          </table:table-cell>
          <table:table-cell table:formula="of:=SUM([.AB1:.AB5])" office:value-type="float" office:value="2" calcext:value-type="float">
            <text:p>2</text:p>
          </table:table-cell>
          <table:table-cell table:formula="of:=SUM([.AC1:.AC5])" office:value-type="float" office:value="2" calcext:value-type="float">
            <text:p>2</text:p>
          </table:table-cell>
          <table:table-cell table:formula="of:=SUM([.AD1:.AD5])" office:value-type="float" office:value="3" calcext:value-type="float">
            <text:p>3</text:p>
          </table:table-cell>
          <table:table-cell table:formula="of:=SUM([.AE1:.AE5])" office:value-type="float" office:value="2" calcext:value-type="float">
            <text:p>2</text:p>
          </table:table-cell>
          <table:table-cell table:formula="of:=SUM([.AF1:.AF5])" office:value-type="float" office:value="2" calcext:value-type="float">
            <text:p>2</text:p>
          </table:table-cell>
          <table:table-cell table:formula="of:=SUM([.AG1:.AG5])" office:value-type="float" office:value="1" calcext:value-type="float">
            <text:p>1</text:p>
          </table:table-cell>
          <table:table-cell table:formula="of:=SUM([.AH1:.AH5])" office:value-type="float" office:value="3" calcext:value-type="float">
            <text:p>3</text:p>
          </table:table-cell>
          <table:table-cell table:formula="of:=SUM([.AI1:.AI5])" office:value-type="float" office:value="1" calcext:value-type="float">
            <text:p>1</text:p>
          </table:table-cell>
          <table:table-cell table:formula="of:=SUM([.AJ1:.AJ5])" office:value-type="float" office:value="1" calcext:value-type="float">
            <text:p>1</text:p>
          </table:table-cell>
          <table:table-cell table:formula="of:=SUM([.AK1:.AK5])" office:value-type="float" office:value="5" calcext:value-type="float">
            <text:p>5</text:p>
          </table:table-cell>
          <table:table-cell table:formula="of:=SUM([.AL1:.AL5])" office:value-type="float" office:value="1" calcext:value-type="float">
            <text:p>1</text:p>
          </table:table-cell>
          <table:table-cell table:formula="of:=SUM([.AM1:.AM5])" office:value-type="float" office:value="3" calcext:value-type="float">
            <text:p>3</text:p>
          </table:table-cell>
          <table:table-cell table:formula="of:=SUM([.AN1:.AN5])" office:value-type="float" office:value="0" calcext:value-type="float">
            <text:p>0</text:p>
          </table:table-cell>
          <table:table-cell table:formula="of:=SUM([.AO1:.AO5])" office:value-type="float" office:value="4" calcext:value-type="float">
            <text:p>4</text:p>
          </table:table-cell>
          <table:table-cell table:formula="of:=SUM([.AP1:.AP5])" office:value-type="float" office:value="3" calcext:value-type="float">
            <text:p>3</text:p>
          </table:table-cell>
          <table:table-cell table:formula="of:=SUM([.AQ1:.AQ5])" office:value-type="float" office:value="2" calcext:value-type="float">
            <text:p>2</text:p>
          </table:table-cell>
          <table:table-cell table:formula="of:=SUM([.AR1:.AR5])" office:value-type="float" office:value="2" calcext:value-type="float">
            <text:p>2</text:p>
          </table:table-cell>
          <table:table-cell table:formula="of:=SUM([.AS1:.AS5])" office:value-type="float" office:value="3" calcext:value-type="float">
            <text:p>3</text:p>
          </table:table-cell>
          <table:table-cell table:formula="of:=SUM([.AT1:.AT5])" office:value-type="float" office:value="2" calcext:value-type="float">
            <text:p>2</text:p>
          </table:table-cell>
          <table:table-cell table:formula="of:=SUM([.AU1:.AU5])" office:value-type="float" office:value="2" calcext:value-type="float">
            <text:p>2</text:p>
          </table:table-cell>
          <table:table-cell table:formula="of:=SUM([.AV1:.AV5])" office:value-type="float" office:value="2" calcext:value-type="float">
            <text:p>2</text:p>
          </table:table-cell>
          <table:table-cell table:formula="of:=SUM([.AW1:.AW5])" office:value-type="float" office:value="1" calcext:value-type="float">
            <text:p>1</text:p>
          </table:table-cell>
          <table:table-cell table:formula="of:=SUM([.AX1:.AX5])" office:value-type="float" office:value="3" calcext:value-type="float">
            <text:p>3</text:p>
          </table:table-cell>
          <table:table-cell table:formula="of:=SUM([.AY1:.AY5])" office:value-type="float" office:value="1" calcext:value-type="float">
            <text:p>1</text:p>
          </table:table-cell>
          <table:table-cell table:formula="of:=SUM([.AZ1:.AZ5])" office:value-type="float" office:value="1" calcext:value-type="float">
            <text:p>1</text:p>
          </table:table-cell>
          <table:table-cell table:formula="of:=SUM([.BA1:.BA5])" office:value-type="float" office:value="5" calcext:value-type="float">
            <text:p>5</text:p>
          </table:table-cell>
          <table:table-cell table:formula="of:=SUM([.BB1:.BB5])" office:value-type="float" office:value="2" calcext:value-type="float">
            <text:p>2</text:p>
          </table:table-cell>
          <table:table-cell table:formula="of:=SUM([.BC1:.BC5])" office:value-type="float" office:value="1" calcext:value-type="float">
            <text:p>1</text:p>
          </table:table-cell>
          <table:table-cell table:formula="of:=SUM([.BD1:.BD5])" office:value-type="float" office:value="1" calcext:value-type="float">
            <text:p>1</text:p>
          </table:table-cell>
          <table:table-cell table:formula="of:=SUM([.BE1:.BE5])" office:value-type="float" office:value="2" calcext:value-type="float">
            <text:p>2</text:p>
          </table:table-cell>
          <table:table-cell table:formula="of:=SUM([.BF1:.BF5])" office:value-type="float" office:value="4" calcext:value-type="float">
            <text:p>4</text:p>
          </table:table-cell>
          <table:table-cell table:formula="of:=SUM([.BG1:.BG5])" office:value-type="float" office:value="4" calcext:value-type="float">
            <text:p>4</text:p>
          </table:table-cell>
          <table:table-cell table:formula="of:=SUM([.BH1:.BH5])" office:value-type="float" office:value="2" calcext:value-type="float">
            <text:p>2</text:p>
          </table:table-cell>
          <table:table-cell table:formula="of:=SUM([.BI1:.BI5])" office:value-type="float" office:value="4" calcext:value-type="float">
            <text:p>4</text:p>
          </table:table-cell>
          <table:table-cell table:formula="of:=SUM([.BJ1:.BJ5])" office:value-type="float" office:value="2" calcext:value-type="float">
            <text:p>2</text:p>
          </table:table-cell>
          <table:table-cell table:formula="of:=SUM([.BK1:.BK5])" office:value-type="float" office:value="1" calcext:value-type="float">
            <text:p>1</text:p>
          </table:table-cell>
          <table:table-cell table:formula="of:=SUM([.BL1:.BL5])" office:value-type="float" office:value="2" calcext:value-type="float">
            <text:p>2</text:p>
          </table:table-cell>
          <table:table-cell table:formula="of:=SUM([.BM1:.BM5])" office:value-type="float" office:value="1" calcext:value-type="float">
            <text:p>1</text:p>
          </table:table-cell>
          <table:table-cell table:formula="of:=SUM([.BN1:.BN5])" office:value-type="float" office:value="1" calcext:value-type="float">
            <text:p>1</text:p>
          </table:table-cell>
          <table:table-cell table:formula="of:=SUM([.BO1:.BO5])" office:value-type="float" office:value="0" calcext:value-type="float">
            <text:p>0</text:p>
          </table:table-cell>
          <table:table-cell table:formula="of:=SUM([.BP1:.BP5])" office:value-type="float" office:value="3" calcext:value-type="float">
            <text:p>3</text:p>
          </table:table-cell>
          <table:table-cell table:formula="of:=SUM([.BQ1:.BQ5])" office:value-type="float" office:value="4" calcext:value-type="float">
            <text:p>4</text:p>
          </table:table-cell>
          <table:table-cell table:formula="of:=SUM([.BR1:.BR5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6T20:43:24.932662179</dc:date>
    <meta:document-statistic meta:table-count="1" meta:cell-count="4638" meta:object-count="0"/>
    <meta:generator>LibreOffice/4.2.8.2$Linux_X86_64 LibreOffice_project/420m0$Build-2</meta:generator>
  </office:meta>
</office:document-meta>
</file>